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4.482cm" fo:min-width="12.708cm"/>
    </style:style>
    <style:style style:name="gr2" style:family="graphic" style:parent-style-name="standard">
      <style:graphic-properties svg:stroke-color="#111111" draw:fill-color="#006633" draw:textarea-horizontal-align="justify" draw:textarea-vertical-align="middle" draw:auto-grow-height="false" fo:min-height="2.544cm" fo:min-width="3.818cm"/>
    </style:style>
    <style:style style:name="gr3" style:family="graphic" style:parent-style-name="standard">
      <style:graphic-properties svg:stroke-color="#111111" draw:fill-color="#006633" draw:textarea-horizontal-align="justify" draw:textarea-vertical-align="middle" draw:auto-grow-height="false" fo:min-height="2.544cm" fo:min-width="3.8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66ff" draw:textarea-horizontal-align="justify" draw:textarea-vertical-align="middle" draw:auto-grow-height="false" fo:min-height="1.02cm" fo:min-width="9.66cm"/>
    </style:style>
    <style:style style:name="gr6" style:family="graphic" style:parent-style-name="standard">
      <style:graphic-properties draw:textarea-horizontal-align="justify" draw:textarea-vertical-align="middle" draw:auto-grow-height="false" fo:min-height="3.052cm" fo:min-width="9.66cm"/>
    </style:style>
    <style:style style:name="gr7" style:family="graphic" style:parent-style-name="standard">
      <style:graphic-properties draw:fill-color="#6600cc" draw:textarea-horizontal-align="justify" draw:textarea-vertical-align="middle" draw:auto-grow-height="false" fo:min-height="1.528cm" fo:min-width="0.77cm"/>
    </style:style>
    <style:style style:name="gr8" style:family="graphic" style:parent-style-name="standard">
      <style:graphic-properties draw:fill-color="#0066ff" draw:textarea-horizontal-align="justify" draw:textarea-vertical-align="middle" draw:auto-grow-height="false" fo:min-height="1.274cm" fo:min-width="1.02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6633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66ff"/>
      <style:paragraph-properties fo:text-align="center"/>
    </style:style>
    <style:style style:name="P5" style:family="paragraph">
      <loext:graphic-properties draw:fill-color="#6600cc"/>
      <style:paragraph-properties fo:text-align="center"/>
    </style:style>
    <style:style style:name="P6" style:family="paragraph">
      <loext:graphic-properties draw:fill-color="#0066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208cm" svg:height="14.732cm" svg:x="3.302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2.794cm" svg:x="4.826cm" svg:y="3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18cm" svg:height="2.794cm" svg:x="10.414cm" svg:y="3.302cm">
          <text:p text:style-name="P1">100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53cm" svg:height="0.962cm" svg:x="6.35cm" svg:y="4.064cm">
          <draw:text-box>
            <text:p>3</text:p>
          </draw:text-box>
        </draw:frame>
        <draw:custom-shape draw:style-name="gr5" draw:text-style-name="P4" draw:layer="layout" svg:width="10.16cm" svg:height="1.27cm" svg:x="4.826cm" svg:y="7.366cm">
          <text:p text:style-name="P1">Select car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16cm" svg:height="3.302cm" svg:x="4.826cm" svg:y="9.6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778cm" svg:x="5.08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778cm" svg:x="5.28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778cm" svg:x="12.392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778cm" svg:x="10.614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778cm" svg:x="8.836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778cm" svg:x="7.058cm" svg:y="10.4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24cm" svg:height="1.524cm" svg:x="4.826cm" svg:y="14.4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24cm" svg:height="1.524cm" svg:x="4.826cm" svg:y="14.4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24cm" svg:height="1.524cm" svg:x="10.922cm" svg:y="14.4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24cm" svg:height="1.524cm" svg:x="8.89cm" svg:y="14.4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24cm" svg:height="1.524cm" svg:x="6.858cm" svg:y="14.47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7.112cm" svg:height="0.962cm" svg:x="18.034cm" svg:y="1.524cm">
          <draw:text-box>
            <text:p>game</text:p>
          </draw:text-box>
        </draw:frame>
        <draw:frame draw:style-name="gr9" draw:text-style-name="P3" draw:layer="layout" svg:width="3.81cm" svg:height="0.962cm" svg:x="5.08cm" svg:y="1.016cm">
          <draw:text-box>
            <text:p>bet</text:p>
          </draw:text-box>
        </draw:frame>
        <draw:frame draw:style-name="gr9" draw:text-style-name="P3" draw:layer="layout" svg:width="4.826cm" svg:height="0.962cm" svg:x="10.922cm" svg:y="1.016cm">
          <draw:text-box>
            <text:p>score</text:p>
          </draw:text-box>
        </draw:frame>
        <draw:frame draw:style-name="gr9" draw:text-style-name="P3" draw:layer="layout" svg:width="3.302cm" svg:height="0.962cm" svg:x="11.938cm" svg:y="13.462cm">
          <draw:text-box>
            <text:p>card</text:p>
          </draw:text-box>
        </draw:frame>
        <draw:frame draw:style-name="gr9" draw:text-style-name="P3" draw:layer="layout" svg:width="4.064cm" svg:height="0.962cm" svg:x="17.526cm" svg:y="10.16cm">
          <draw:text-box>
            <text:p>cardboard</text:p>
          </draw:text-box>
        </draw:frame>
        <draw:frame draw:style-name="gr10" draw:text-style-name="P3" draw:layer="layout" svg:width="13.462cm" svg:height="1.673cm" svg:x="3.302cm" svg:y="19.05cm">
          <draw:text-box>
            <text:p>Take <text:s text:c="2"/>change bet <text:s text:c="2"/>start <text:s text:c="2"/>double <text:s/></text:p>
          </draw:text-box>
        </draw:frame>
        <draw:line draw:style-name="gr11" draw:text-style-name="P7" draw:layer="layout" svg:x1="6.604cm" svg:y1="3.302cm" svg:x2="5.842cm" svg:y2="1.978cm">
          <text:p/>
        </draw:line>
        <draw:line draw:style-name="gr11" draw:text-style-name="P7" draw:layer="layout" svg:x1="12.446cm" svg:y1="3.302cm" svg:x2="11.684cm" svg:y2="1.978cm">
          <text:p/>
        </draw:line>
        <draw:line draw:style-name="gr11" draw:text-style-name="P7" draw:layer="layout" svg:x1="16.464cm" svg:y1="2.54cm" svg:x2="18.496cm" svg:y2="2.286cm">
          <text:p/>
        </draw:line>
        <draw:line draw:style-name="gr11" draw:text-style-name="P7" draw:layer="layout" svg:x1="17.526cm" svg:y1="10.668cm" svg:x2="14.986cm" svg:y2="9.652cm">
          <text:p/>
        </draw:line>
        <draw:line draw:style-name="gr11" draw:text-style-name="P7" draw:layer="layout" svg:x1="11.684cm" svg:y1="19.05cm" svg:x2="11.43cm" svg:y2="16.002cm">
          <text:p/>
        </draw:line>
        <draw:line draw:style-name="gr11" draw:text-style-name="P7" draw:layer="layout" svg:x1="9.652cm" svg:y1="18.796cm" svg:x2="9.398cm" svg:y2="16.002cm">
          <text:p/>
        </draw:line>
        <draw:line draw:style-name="gr11" draw:text-style-name="P7" draw:layer="layout" svg:x1="12.954cm" svg:y1="13.716cm" svg:x2="12.954cm" svg:y2="12.192cm">
          <text:p/>
        </draw:line>
        <draw:line draw:style-name="gr11" draw:text-style-name="P7" draw:layer="layout" svg:x1="12.446cm" svg:y1="13.716cm" svg:x2="11.176cm" svg:y2="12.192cm">
          <text:p/>
        </draw:line>
        <draw:line draw:style-name="gr11" draw:text-style-name="P7" draw:layer="layout" svg:x1="8.128cm" svg:y1="19.304cm" svg:x2="7.62cm" svg:y2="16.002cm">
          <text:p/>
        </draw:line>
        <draw:line draw:style-name="gr11" draw:text-style-name="P7" draw:layer="layout" svg:x1="4.064cm" svg:y1="19.05cm" svg:x2="5.588cm" svg:y2="16.002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0T11:55:21.252976573</meta:creation-date>
    <dc:date>2017-08-10T12:16:05.129305070</dc:date>
    <meta:editing-duration>PT10M43S</meta:editing-duration>
    <meta:editing-cycles>2</meta:editing-cycles>
    <meta:generator>LibreOffice/5.1.6.2$Linux_X86_64 LibreOffice_project/10m0$Build-2</meta:generator>
    <meta:document-statistic meta:object-count="56"/>
  </office:meta>
</office:document-meta>
</file>